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f6f" officeooo:paragraph-rsid="00199f6f"/>
    </style:style>
    <style:style style:name="T1" style:family="text">
      <style:text-properties officeooo:rsid="001ab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eln Vorab</text:p>
      <text:p text:style-name="P1">Fertige Charakter<text:span text:style-name="T1">typen</text:span></text:p>
      <text:p text:style-name="P1">Idee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9:07:57.555000000</meta:creation-date>
    <dc:date>2024-05-28T09:08:21.661000000</dc:date>
    <meta:editing-duration>PT25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3" meta:word-count="5" meta:character-count="39" meta:non-whitespace-character-count="37"/>
  </office:meta>
</office:document-meta>
</file>